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0.75cm"/>
    </style:style>
    <style:style style:name="gr2" style:family="graphic" style:parent-style-name="standard">
      <style:graphic-properties draw:textarea-horizontal-align="justify" draw:textarea-vertical-align="middle" draw:auto-grow-height="false" fo:min-height="4.25cm" fo:min-width="4.5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Text_20_A4">
      <style:graphic-properties draw:stroke="none" svg:stroke-color="#000000" draw:fill="none" draw:fill-color="#ffffff" fo:min-height="1.879cm"/>
      <style:paragraph-properties style:writing-mode="lr-tb"/>
    </style:style>
    <style:style style:name="gr5" style:family="graphic" style:parent-style-name="Text_20_A4">
      <style:graphic-properties draw:fill="solid" draw:fill-color="#5983b0" draw:textarea-horizontal-align="justify" draw:textarea-vertical-align="middle" draw:auto-grow-height="false" fo:min-height="1.5cm" fo:min-width="1.376cm"/>
    </style:style>
    <style:style style:name="gr6" style:family="graphic" style:parent-style-name="Text_20_A4">
      <style:graphic-properties draw:stroke="solid" svg:stroke-color="#5983b0" draw:textarea-horizontal-align="center" draw:textarea-vertical-align="middle"/>
    </style:style>
    <style:style style:name="gr7" style:family="graphic" style:parent-style-name="Text_20_A4">
      <style:graphic-properties draw:stroke="none" svg:stroke-color="#000000" draw:fill="none" draw:fill-color="#ffffff" fo:min-height="1.729cm"/>
      <style:paragraph-properties style:writing-mode="lr-tb"/>
    </style:style>
    <style:style style:name="gr8" style:family="graphic" style:parent-style-name="Text_20_A4">
      <style:graphic-properties draw:stroke="solid" svg:stroke-color="#729fcf" draw:textarea-horizontal-align="center" draw:textarea-vertical-align="middle"/>
    </style:style>
    <style:style style:name="gr9" style:family="graphic" style:parent-style-name="Text_20_A4">
      <style:graphic-properties draw:stroke="solid" svg:stroke-color="#3465a4" draw:textarea-horizontal-align="center" draw:textarea-vertical-align="middle"/>
    </style:style>
    <style:style style:name="gr10" style:family="graphic" style:parent-style-name="Text_20_A4">
      <style:graphic-properties svg:stroke-color="#3465a4" draw:textarea-horizontal-align="center" draw:textarea-vertical-align="middle"/>
    </style:style>
    <style:style style:name="gr11" style:family="graphic" style:parent-style-name="objectwithoutfill">
      <style:graphic-properties svg:stroke-color="#3465a4" draw:fill="none" draw:textarea-vertical-align="middle"/>
    </style:style>
    <style:style style:name="gr12" style:family="graphic" style:parent-style-name="Text_20_A4">
      <style:graphic-properties draw:stroke="none" svg:stroke-color="#000000" draw:fill="none" draw:fill-color="#ffffff" fo:min-height="0.75cm"/>
      <style:paragraph-properties style:writing-mode="lr-tb"/>
    </style:style>
    <style:style style:name="gr13" style:family="graphic" style:parent-style-name="Text_20_A4">
      <style:graphic-properties draw:stroke="none" svg:stroke-color="#000000" draw:fill="none" draw:fill-color="#ffffff" fo:min-height="1.5cm"/>
      <style:paragraph-properties style:writing-mode="lr-tb"/>
    </style:style>
    <style:style style:name="gr14" style:family="graphic" style:parent-style-name="Text_20_A4">
      <style:graphic-properties draw:stroke="none" svg:stroke-color="#000000" draw:fill="none" draw:fill-color="#ffffff" fo:min-height="1cm"/>
      <style:paragraph-properties style:writing-mode="lr-tb"/>
    </style:style>
    <style:style style:name="gr15" style:family="graphic" style:parent-style-name="Text_20_A4">
      <style:graphic-properties draw:stroke="none" svg:stroke-color="#000000" draw:fill="none" draw:fill-color="#ffffff" fo:min-height="1.25cm"/>
      <style:paragraph-properties style:writing-mode="lr-tb"/>
    </style:style>
    <style:style style:name="gr16" style:family="graphic" style:parent-style-name="Text_20_A4">
      <style:graphic-properties draw:stroke="none" svg:stroke-color="#000000" draw:fill="none" draw:fill-color="#ffffff" fo:min-height="0.86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444cm" fo:min-width="0.182cm"/>
    </style:style>
    <style:style style:name="gr18" style:family="graphic" style:parent-style-name="standard">
      <style:graphic-properties draw:textarea-horizontal-align="justify" draw:textarea-vertical-align="middle" draw:auto-grow-height="false" fo:min-height="2.25cm" fo:min-width="2.227cm"/>
      <style:paragraph-properties style:writing-mode="lr-tb"/>
    </style:style>
    <style:style style:name="gr19" style:family="graphic" style:parent-style-name="Text_20_A4">
      <style:graphic-properties draw:stroke="none" svg:stroke-color="#000000" draw:fill="none" draw:fill-color="#ffffff" fo:min-height="1.05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30pt"/>
    </style:style>
    <style:style style:name="P3" style:family="paragraph">
      <loext:graphic-properties draw:fill="none" draw:fill-color="#ffffff"/>
      <style:text-properties fo:font-size="30pt"/>
    </style:style>
    <style:style style:name="P4" style:family="paragraph">
      <loext:graphic-properties draw:fill="solid" draw:fill-color="#5983b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cm" svg:height="2.5cm" svg:x="9.25cm" svg:y="5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5cm" svg:height="4.5cm" svg:x="13.75cm" svg:y="4.5cm">
          <text:p text:style-name="P1">Addres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1.75cm" svg:y1="6.75cm" svg:x2="13.75cm" svg:y2="6.75cm" draw:start-shape="id1" draw:start-glue-point="7" draw:end-shape="id2" draw:end-glue-point="5" svg:d="M11750 6750h2000" svg:viewBox="0 0 2001 1">
          <text:p/>
        </draw:connector>
        <draw:custom-shape draw:style-name="gr2" draw:text-style-name="P1" xml:id="id3" draw:id="id3" draw:layer="layout" svg:width="5cm" svg:height="4.5cm" svg:x="2.25cm" svg:y="4.5cm">
          <text:p text:style-name="P1">Custom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25cm" svg:y1="6.75cm" svg:x2="9.25cm" svg:y2="6.75cm" draw:start-shape="id3" draw:start-glue-point="7" draw:end-shape="id1" draw:end-glue-point="5" svg:d="M7250 6750h2000" svg:viewBox="0 0 2001 1">
          <text:p/>
        </draw:connector>
        <draw:frame draw:style-name="gr4" draw:text-style-name="P3" draw:layer="layout" svg:width="6.5cm" svg:height="1.879cm" svg:x="7.5cm" svg:y="1.871cm">
          <draw:text-box>
            <text:p text:style-name="P2">Relationship</text:p>
          </draw:text-box>
        </draw:frame>
        <draw:custom-shape draw:style-name="gr5" draw:text-style-name="P4" xml:id="id4" draw:id="id4" draw:layer="layout" svg:width="2.75cm" svg:height="3cm" svg:x="9cm" svg:y="12.2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svg:x1="9cm" svg:y1="13.75cm" svg:x2="5.144cm" svg:y2="13.78cm" draw:start-shape="id4" draw:start-glue-point="5" svg:d="M9000 13750h-2178v30h-1678" svg:viewBox="0 0 3857 31">
          <text:p/>
        </draw:connector>
        <draw:frame draw:style-name="gr7" draw:text-style-name="P5" draw:layer="layout" svg:width="9cm" svg:height="1.729cm" svg:x="5.25cm" svg:y="11.021cm">
          <draw:text-box>
            <text:p>Relationship (Can have)</text:p>
          </draw:text-box>
        </draw:frame>
        <draw:custom-shape draw:style-name="gr5" draw:text-style-name="P4" xml:id="id5" draw:id="id5" draw:layer="layout" svg:width="2.75cm" svg:height="3cm" svg:x="9cm" svg:y="1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1" draw:layer="layout" svg:x1="9cm" svg:y1="18.5cm" svg:x2="5.365cm" svg:y2="18.521cm" draw:start-shape="id5" svg:d="M9000 18500h-2068v21h-1567" svg:viewBox="0 0 3636 22">
          <text:p/>
        </draw:connector>
        <draw:connector draw:style-name="gr8" draw:text-style-name="P1" draw:layer="layout" draw:line-skew="2.899cm" svg:x1="9cm" svg:y1="18.5cm" svg:x2="4.703cm" svg:y2="18.264cm" draw:start-shape="id5" svg:d="M9000 18500h500v-236h-4797" svg:viewBox="0 0 4798 237">
          <text:p/>
        </draw:connector>
        <draw:frame draw:style-name="gr7" draw:text-style-name="P5" draw:layer="layout" svg:width="8.75cm" svg:height="1.729cm" svg:x="5cm" svg:y="16cm">
          <draw:text-box>
            <text:p>Relationship (Must have)</text:p>
          </draw:text-box>
        </draw:frame>
        <draw:custom-shape draw:style-name="gr1" draw:text-style-name="P1" xml:id="id7" draw:id="id7" draw:layer="layout" svg:width="2.5cm" svg:height="2.5cm" svg:x="9cm" svg:y="23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8" draw:id="id8" draw:layer="layout" svg:width="5cm" svg:height="4.5cm" svg:x="13.5cm" svg:y="22.5cm">
          <text:p text:style-name="P1">Addr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5cm" svg:height="4.5cm" svg:x="2cm" svg:y="22.5cm">
          <text:p text:style-name="P1">Custom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7cm" svg:y1="24.75cm" svg:x2="9cm" svg:y2="24.75cm" draw:start-shape="id6" draw:start-glue-point="7" draw:end-shape="id7" svg:d="M7000 24750h2000" svg:viewBox="0 0 2001 1">
          <text:p/>
        </draw:connector>
        <draw:connector draw:style-name="gr9" draw:text-style-name="P1" draw:layer="layout" svg:x1="11.5cm" svg:y1="24.75cm" svg:x2="13.5cm" svg:y2="24.75cm" draw:start-shape="id7" draw:start-glue-point="7" draw:end-shape="id8" draw:end-glue-point="5" svg:d="M11500 24750h2000" svg:viewBox="0 0 2001 1">
          <text:p/>
        </draw:connector>
        <draw:connector draw:style-name="gr10" draw:text-style-name="P1" draw:layer="layout" svg:x1="7cm" svg:y1="24.75cm" svg:x2="9cm" svg:y2="24.75cm" draw:start-shape="id6" draw:end-shape="id7" svg:d="M7000 24750h2000" svg:viewBox="0 0 2001 1">
          <text:p/>
        </draw:connector>
        <draw:path draw:style-name="gr11" draw:text-style-name="P6" draw:layer="layout" svg:width="2.286cm" svg:height="0cm" svg:x="6.963cm" svg:y="24.581cm" svg:viewBox="0 0 2287 0" svg:d="M0 0c420 0 889 0 1317 0h416 449 105">
          <text:p/>
        </draw:path>
        <draw:frame draw:style-name="gr12" draw:text-style-name="P5" draw:layer="layout" svg:width="1.25cm" svg:height="0.865cm" svg:x="7.5cm" svg:y="23.75cm">
          <draw:text-box>
            <text:p>N</text:p>
          </draw:text-box>
        </draw:frame>
        <draw:frame draw:style-name="gr12" draw:text-style-name="P5" draw:layer="layout" svg:width="0.75cm" svg:height="0.865cm" svg:x="12.75cm" svg:y="24cm">
          <draw:text-box>
            <text:p>1</text:p>
          </draw:text-box>
        </draw:frame>
        <draw:frame draw:style-name="gr13" draw:text-style-name="P5" draw:layer="layout" svg:width="17.5cm" svg:height="1.729cm" svg:x="2cm" svg:y="27cm">
          <draw:text-box>
            <text:p>Customer has to have an address, while an address can have be coupled with one or multiple customers.</text:p>
          </draw:text-box>
        </draw:frame>
        <draw:frame draw:style-name="gr14" draw:text-style-name="P5" draw:layer="layout" svg:width="8.5cm" svg:height="1cm" svg:x="6.5cm" svg:y="21cm">
          <draw:text-box>
            <text:p>Relationship (One-To-Many)</text:p>
          </draw:text-box>
        </draw:frame>
        <draw:custom-shape draw:style-name="gr1" draw:text-style-name="P1" xml:id="id9" draw:id="id9" draw:layer="layout" svg:width="2.5cm" svg:height="2.5cm" svg:x="9.251cm" svg:y="5.50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10" draw:id="id10" draw:layer="layout" svg:width="5cm" svg:height="4.5cm" svg:x="13.751cm" svg:y="4.501cm">
          <text:p text:style-name="P1">Addres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1.751cm" svg:y1="6.751cm" svg:x2="13.751cm" svg:y2="6.751cm" draw:start-shape="id9" draw:start-glue-point="7" draw:end-shape="id10" draw:end-glue-point="5" svg:d="M11751 6751h2000" svg:viewBox="0 0 2001 1">
          <text:p/>
        </draw:connector>
        <draw:custom-shape draw:style-name="gr2" draw:text-style-name="P1" xml:id="id11" draw:id="id11" draw:layer="layout" svg:width="5cm" svg:height="4.5cm" svg:x="2.251cm" svg:y="4.501cm">
          <text:p text:style-name="P1">Custom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251cm" svg:y1="6.751cm" svg:x2="9.251cm" svg:y2="6.751cm" draw:start-shape="id11" draw:start-glue-point="7" draw:end-shape="id9" draw:end-glue-point="5" svg:d="M7251 6751h2000" svg:viewBox="0 0 2001 1">
          <text:p/>
        </draw:connector>
      </draw:page>
      <draw:page draw:name="page2" draw:style-name="dp1" draw:master-page-name="Default">
        <draw:custom-shape draw:style-name="gr1" draw:text-style-name="P1" xml:id="id12" draw:id="id12" draw:layer="layout" svg:width="2.5cm" svg:height="2.5cm" svg:x="9.25cm" svg:y="4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13" draw:id="id13" draw:layer="layout" svg:width="5cm" svg:height="4.5cm" svg:x="13.75cm" svg:y="3.5cm">
          <text:p text:style-name="P1">Addres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1.75cm" svg:y1="5.75cm" svg:x2="13.75cm" svg:y2="5.75cm" draw:start-shape="id12" draw:start-glue-point="7" draw:end-shape="id13" draw:end-glue-point="5" svg:d="M11750 5750h2000" svg:viewBox="0 0 2001 1">
          <text:p/>
        </draw:connector>
        <draw:custom-shape draw:style-name="gr2" draw:text-style-name="P1" xml:id="id14" draw:id="id14" draw:layer="layout" svg:width="5cm" svg:height="4.5cm" svg:x="2.25cm" svg:y="3.5cm">
          <text:p text:style-name="P1">Custom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25cm" svg:y1="5.75cm" svg:x2="9.25cm" svg:y2="5.75cm" draw:start-shape="id14" draw:start-glue-point="7" draw:end-shape="id12" draw:end-glue-point="5" svg:d="M7250 5750h2000" svg:viewBox="0 0 2001 1">
          <text:p/>
        </draw:connector>
        <draw:frame draw:style-name="gr15" draw:text-style-name="P5" draw:layer="layout" svg:width="9cm" svg:height="1.25cm" svg:x="6cm" svg:y="1.75cm">
          <draw:text-box>
            <text:p>Relationship (Many-To-Many)</text:p>
          </draw:text-box>
        </draw:frame>
        <draw:frame draw:style-name="gr12" draw:text-style-name="P5" draw:layer="layout" svg:width="1cm" svg:height="0.865cm" svg:x="7.5cm" svg:y="4.75cm">
          <draw:text-box>
            <text:p>M</text:p>
          </draw:text-box>
        </draw:frame>
        <draw:frame draw:style-name="gr16" draw:text-style-name="P5" draw:layer="layout" svg:width="0.75cm" svg:height="0.865cm" svg:x="13cm" svg:y="4.75cm">
          <draw:text-box>
            <text:p>N</text:p>
          </draw:text-box>
        </draw:frame>
        <draw:custom-shape draw:style-name="gr17" draw:text-style-name="P1" xml:id="id15" draw:id="id15" draw:layer="layout" svg:width="1.364cm" svg:height="1.388cm" svg:x="5.818cm" svg:y="13.80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" xml:id="id16" draw:id="id16" draw:layer="layout" svg:width="2.727cm" svg:height="2.5cm" svg:x="8.273cm" svg:y="13.25cm">
          <text:p text:style-name="P1">CustomerAddres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7.182cm" svg:y1="14.5cm" svg:x2="8.273cm" svg:y2="14.5cm" draw:start-shape="id15" draw:start-glue-point="7" draw:end-shape="id16" draw:end-glue-point="5" svg:d="M7182 14500h1091" svg:viewBox="0 0 1092 1">
          <text:p/>
        </draw:connector>
        <draw:custom-shape draw:style-name="gr18" draw:text-style-name="P1" xml:id="id17" draw:id="id17" draw:layer="layout" svg:width="2.727cm" svg:height="2.5cm" svg:x="2cm" svg:y="13.25cm">
          <text:p text:style-name="P1">Custom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727cm" svg:y1="14.5cm" svg:x2="5.818cm" svg:y2="14.5cm" draw:start-shape="id17" draw:start-glue-point="7" draw:end-shape="id15" draw:end-glue-point="5" svg:d="M4727 14500h1091" svg:viewBox="0 0 1092 1">
          <text:p/>
        </draw:connector>
        <draw:frame draw:style-name="gr19" draw:text-style-name="P5" draw:layer="layout" svg:width="0.636cm" svg:height="1.059cm" svg:x="4.864cm" svg:y="13.75cm">
          <draw:text-box>
            <text:p>1</text:p>
          </draw:text-box>
        </draw:frame>
        <draw:frame draw:style-name="gr19" draw:text-style-name="P5" draw:layer="layout" svg:width="0.523cm" svg:height="1.059cm" svg:x="7.75cm" svg:y="13.75cm">
          <draw:text-box>
            <text:p>N</text:p>
          </draw:text-box>
        </draw:frame>
        <draw:custom-shape draw:style-name="gr18" draw:text-style-name="P1" draw:layer="layout" svg:width="2.727cm" svg:height="2.5cm" svg:x="14.5cm" svg:y="13.25cm">
          <text:p text:style-name="P1">Custom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18" draw:id="id18" draw:layer="layout" svg:width="1.364cm" svg:height="1.388cm" svg:x="12.045cm" svg:y="14.11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3.409cm" svg:y1="14.806cm" svg:x2="14.5cm" svg:y2="14.806cm" draw:start-shape="id18" draw:start-glue-point="7" svg:d="M13409 14806h1091" svg:viewBox="0 0 1092 1">
          <text:p/>
        </draw:connector>
        <draw:frame draw:style-name="gr19" draw:text-style-name="P5" xml:id="id19" draw:id="id19" draw:layer="layout" svg:width="0.636cm" svg:height="1.059cm" svg:x="11.091cm" svg:y="14.056cm">
          <draw:text-box>
            <text:p>1</text:p>
          </draw:text-box>
        </draw:frame>
        <draw:frame draw:style-name="gr19" draw:text-style-name="P5" draw:layer="layout" svg:width="0.523cm" svg:height="1.059cm" svg:x="13.977cm" svg:y="14.056cm">
          <draw:text-box>
            <text:p>N</text:p>
          </draw:text-box>
        </draw:frame>
        <draw:connector draw:style-name="gr10" draw:text-style-name="P1" draw:layer="layout" svg:x1="12.045cm" svg:y1="14.806cm" svg:x2="11.091cm" svg:y2="14.585cm" draw:start-shape="id18" draw:start-glue-point="5" draw:end-shape="id19" draw:end-glue-point="3" svg:d="M12045 14806h-1454v-221h500" svg:viewBox="0 0 1455 22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3T15:53:32.628020445</meta:creation-date>
    <dc:date>2025-01-13T16:26:11.116667783</dc:date>
    <meta:editing-duration>PT32M36S</meta:editing-duration>
    <meta:editing-cycles>7</meta:editing-cycles>
    <meta:generator>LibreOffice/7.3.7.2$Linux_X86_64 LibreOffice_project/30$Build-2</meta:generator>
    <meta:document-statistic meta:object-count="50"/>
  </office:meta>
</office:document-meta>
</file>